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roman" style:font-pitch="variable"/>
    <style:font-face style:name="Envision Roman1" svg:font-family="'Envision Roman'" style:font-family-generic="swiss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charset="x-symbol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.6875in" fo:margin-left="0in" table:align="left" style:may-break-between-rows="true" style:writing-mode="lr-tb" table:border-model="collapsing"/>
    </style:style>
    <style:style style:name="Table1.A" style:family="table-column">
      <style:table-column-properties style:column-width="0.5194in"/>
    </style:style>
    <style:style style:name="Table1.B" style:family="table-column">
      <style:table-column-properties style:column-width="0.4424in"/>
    </style:style>
    <style:style style:name="Table1.D" style:family="table-column">
      <style:table-column-properties style:column-width="0.4153in"/>
    </style:style>
    <style:style style:name="Table1.E" style:family="table-column">
      <style:table-column-properties style:column-width="0.2806in"/>
    </style:style>
    <style:style style:name="Table1.F" style:family="table-column">
      <style:table-column-properties style:column-width="0.5507in"/>
    </style:style>
    <style:style style:name="Table1.G" style:family="table-column">
      <style:table-column-properties style:column-width="0.5681in"/>
    </style:style>
    <style:style style:name="Table1.H" style:family="table-column">
      <style:table-column-properties style:column-width="0.4688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H4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" style:family="table">
      <style:table-properties style:width="3.6875in" fo:margin-left="0in" table:align="left" style:may-break-between-rows="true" style:writing-mode="lr-tb" table:border-model="collapsing"/>
    </style:style>
    <style:style style:name="Table2.A" style:family="table-column">
      <style:table-column-properties style:column-width="0.5194in"/>
    </style:style>
    <style:style style:name="Table2.B" style:family="table-column">
      <style:table-column-properties style:column-width="0.4424in"/>
    </style:style>
    <style:style style:name="Table2.D" style:family="table-column">
      <style:table-column-properties style:column-width="0.4153in"/>
    </style:style>
    <style:style style:name="Table2.E" style:family="table-column">
      <style:table-column-properties style:column-width="0.2806in"/>
    </style:style>
    <style:style style:name="Table2.F" style:family="table-column">
      <style:table-column-properties style:column-width="0.5507in"/>
    </style:style>
    <style:style style:name="Table2.G" style:family="table-column">
      <style:table-column-properties style:column-width="0.5681in"/>
    </style:style>
    <style:style style:name="Table2.H" style:family="table-column">
      <style:table-column-properties style:column-width="0.4688in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H4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" style:family="table">
      <style:table-properties style:width="3.6875in" fo:margin-left="0in" table:align="left" style:may-break-between-rows="true" style:writing-mode="lr-tb" table:border-model="collapsing"/>
    </style:style>
    <style:style style:name="Table3.A" style:family="table-column">
      <style:table-column-properties style:column-width="0.5194in"/>
    </style:style>
    <style:style style:name="Table3.B" style:family="table-column">
      <style:table-column-properties style:column-width="0.4424in"/>
    </style:style>
    <style:style style:name="Table3.D" style:family="table-column">
      <style:table-column-properties style:column-width="0.4153in"/>
    </style:style>
    <style:style style:name="Table3.E" style:family="table-column">
      <style:table-column-properties style:column-width="0.2806in"/>
    </style:style>
    <style:style style:name="Table3.F" style:family="table-column">
      <style:table-column-properties style:column-width="0.5507in"/>
    </style:style>
    <style:style style:name="Table3.G" style:family="table-column">
      <style:table-column-properties style:column-width="0.5681in"/>
    </style:style>
    <style:style style:name="Table3.H" style:family="table-column">
      <style:table-column-properties style:column-width="0.4688in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H4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Exalted">
      <style:text-properties officeooo:rsid="02130696" officeooo:paragraph-rsid="02130696"/>
    </style:style>
    <style:style style:name="P4" style:family="paragraph" style:parent-style-name="Exalted">
      <style:text-properties officeooo:rsid="021761f4" officeooo:paragraph-rsid="0215af7e"/>
    </style:style>
    <style:style style:name="P5" style:family="paragraph" style:parent-style-name="Standard">
      <style:text-properties officeooo:paragraph-rsid="0215af7e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officeooo:paragraph-rsid="0215af7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paragraph-rsid="0215af7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3069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30696" officeooo:paragraph-rsid="0215af7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408f7" officeooo:paragraph-rsid="02112859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408f7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5af7e" officeooo:paragraph-rsid="02130696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5af7e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5af7e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12859" officeooo:paragraph-rsid="0211285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30696" officeooo:paragraph-rsid="021306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30696" officeooo:paragraph-rsid="0215af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408f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1285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5af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5af7e" officeooo:paragraph-rsid="0215af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780ff" officeooo:paragraph-rsid="021780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92ec4" officeooo:paragraph-rsid="02192e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a760d" officeooo:paragraph-rsid="021a76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12859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5af7e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5af7e" officeooo:paragraph-rsid="02112859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5af7e" officeooo:paragraph-rsid="0215af7e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a760d" officeooo:paragraph-rsid="021a760d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aef6a" officeooo:paragraph-rsid="021aef6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weight="bold" officeooo:rsid="021761f4" style:font-weight-asian="bold" style:font-weight-complex="bold"/>
    </style:style>
    <style:style style:name="T2" style:family="text">
      <style:text-properties fo:font-variant="small-caps" fo:color="#1c1c1c" loext:opacity="100%" style:font-name="Goudy Old Style" fo:font-size="20pt" fo:font-style="normal" fo:text-shadow="none" fo:font-weight="bold" officeooo:rsid="02130696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T3" style:family="text">
      <style:text-properties officeooo:rsid="021408f7"/>
    </style:style>
    <style:style style:name="T4" style:family="text">
      <style:text-properties officeooo:rsid="021408f7" style:letter-kerning="false" style:font-name-asian="Spectral1" style:language-asian="zh" style:country-asian="CN" style:font-name-complex="Spectral1" style:language-complex="hi" style:country-complex="IN"/>
    </style:style>
    <style:style style:name="T5" style:family="text">
      <style:text-properties officeooo:rsid="0215af7e"/>
    </style:style>
    <style:style style:name="T6" style:family="text">
      <style:text-properties officeooo:rsid="0216685c"/>
    </style:style>
    <style:style style:name="T7" style:family="text">
      <style:text-properties officeooo:rsid="021761f4"/>
    </style:style>
    <style:style style:name="T8" style:family="text">
      <style:text-properties officeooo:rsid="02177ca7"/>
    </style:style>
    <style:style style:name="T9" style:family="text">
      <style:text-properties officeooo:rsid="021a760d"/>
    </style:style>
    <style:style style:name="Sect1" style:family="section">
      <style:section-properties text:dont-balance-text-columns="true" style:writing-mode="lr-tb" style:editable="false">
        <style:columns fo:column-count="2" fo:column-gap="0.1252in">
          <style:column style:rel-width="32767*" fo:start-indent="0in" fo:end-indent="0.0626in"/>
          <style:column style:rel-width="32768*" fo:start-indent="0.0626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ntagonists</text:h>
      <text:p text:style-name="Exalted"/>
      <text:p text:style-name="Exalted"/>
      <text:section text:style-name="Sect1" text:name="TextSection">
        <text:h text:style-name="Heading_20_2" text:outline-level="2">Quick <text:span text:style-name="T2">Characters</text:span></text:h>
        <text:p text:style-name="P3">The following is a table to help create characters on the fly, as needed for the campaign. </text:p>
        <table:table table:name="Table1" table:style-name="Table1" table:template-name="Exalted">
          <table:table-column table:style-name="Table1.A"/>
          <table:table-column table:style-name="Table1.B" table:number-columns-repeated="2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row table:style-name="TableLine1796503487280">
            <table:table-cell table:style-name="Table1.A1" table:number-columns-spanned="8" office:value-type="string">
              <text:p text:style-name="P6">Mortal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9"/>
            </table:table-cell>
            <table:table-cell table:style-name="Table1.B2" office:value-type="string">
              <text:p text:style-name="P13">Def. 1</text:p>
            </table:table-cell>
            <table:table-cell table:style-name="Table1.B2" office:value-type="string">
              <text:p text:style-name="P13">Def 2.</text:p>
            </table:table-cell>
            <table:table-cell table:style-name="Table1.B2" office:value-type="string">
              <text:p text:style-name="P11">Dmg.</text:p>
            </table:table-cell>
            <table:table-cell table:style-name="Table1.B2" office:value-type="string">
              <text:p text:style-name="P17">Hp</text:p>
            </table:table-cell>
            <table:table-cell table:style-name="Table1.B2" office:value-type="string">
              <text:p text:style-name="P15">Resolve</text:p>
            </table:table-cell>
            <table:table-cell table:style-name="Table1.B2" office:value-type="string">
              <text:p text:style-name="P7">Dice <text:span text:style-name="T3">(</text:span><text:span text:style-name="T4">High</text:span><text:span text:style-name="T3">)</text:span></text:p>
            </table:table-cell>
            <table:table-cell table:style-name="Table1.A2" office:value-type="string">
              <text:p text:style-name="P7">Dice <text:span text:style-name="T3">(Avg.)</text:span></text:p>
            </table:table-cell>
          </table:table-row>
          <table:table-row table:style-name="TableLine1796503479120">
            <table:table-cell table:style-name="Table1.A3" office:value-type="string">
              <text:p text:style-name="P32">Child</text:p>
            </table:table-cell>
            <table:table-cell table:style-name="Table1.B3" office:value-type="float" office:value="1">
              <text:p text:style-name="P23">1</text:p>
            </table:table-cell>
            <table:table-cell table:style-name="Table1.B3" office:value-type="float" office:value="1">
              <text:p text:style-name="P21">1</text:p>
            </table:table-cell>
            <table:table-cell table:style-name="Table1.B3" office:value-type="float" office:value="0">
              <text:p text:style-name="P21">0</text:p>
            </table:table-cell>
            <table:table-cell table:style-name="Table1.B3" office:value-type="float" office:value="5">
              <text:p text:style-name="P23">5</text:p>
            </table:table-cell>
            <table:table-cell table:style-name="Table1.B3" office:value-type="float" office:value="1">
              <text:p text:style-name="P21">1</text:p>
            </table:table-cell>
            <table:table-cell table:style-name="Table1.B3" office:value-type="float" office:value="3">
              <text:p text:style-name="P23">3</text:p>
            </table:table-cell>
            <table:table-cell table:style-name="Table1.H3" office:value-type="float" office:value="2">
              <text:p text:style-name="P21">2</text:p>
            </table:table-cell>
          </table:table-row>
          <table:table-row table:style-name="Table1.2">
            <table:table-cell table:style-name="Table1.A2" office:value-type="string">
              <text:p text:style-name="P30">Weak</text:p>
            </table:table-cell>
            <table:table-cell table:style-name="Table1.B4" office:value-type="float" office:value="2">
              <text:p text:style-name="P23">2</text:p>
            </table:table-cell>
            <table:table-cell table:style-name="Table1.B4" office:value-type="float" office:value="1">
              <text:p text:style-name="P20">1</text:p>
            </table:table-cell>
            <table:table-cell table:style-name="Table1.B2" office:value-type="string">
              <text:p text:style-name="P21">2(1)</text:p>
            </table:table-cell>
            <table:table-cell table:style-name="Table1.B4" office:value-type="float" office:value="8">
              <text:p text:style-name="P34">8</text:p>
            </table:table-cell>
            <table:table-cell table:style-name="Table1.B4" office:value-type="float" office:value="1">
              <text:p text:style-name="P23">1</text:p>
            </table:table-cell>
            <table:table-cell table:style-name="Table1.B4" office:value-type="float" office:value="4">
              <text:p text:style-name="P23">4</text:p>
            </table:table-cell>
            <table:table-cell table:style-name="Table1.H4" office:value-type="float" office:value="2">
              <text:p text:style-name="P23">2</text:p>
            </table:table-cell>
          </table:table-row>
          <table:table-row table:style-name="Table1.2">
            <table:table-cell table:style-name="Table1.A3" office:value-type="string">
              <text:p text:style-name="P30">Normal</text:p>
            </table:table-cell>
            <table:table-cell table:style-name="Table1.B3" office:value-type="float" office:value="3">
              <text:p text:style-name="P23">3</text:p>
            </table:table-cell>
            <table:table-cell table:style-name="Table1.B3" office:value-type="float" office:value="1">
              <text:p text:style-name="P23">1</text:p>
            </table:table-cell>
            <table:table-cell table:style-name="Table1.D5" office:value-type="string">
              <text:p text:style-name="P23">3(1)</text:p>
            </table:table-cell>
            <table:table-cell table:style-name="Table1.B3" office:value-type="float" office:value="15">
              <text:p text:style-name="P29">15</text:p>
            </table:table-cell>
            <table:table-cell table:style-name="Table1.B3" office:value-type="float" office:value="2">
              <text:p text:style-name="P23">2</text:p>
            </table:table-cell>
            <table:table-cell table:style-name="Table1.B3" office:value-type="float" office:value="6">
              <text:p text:style-name="P23">6</text:p>
            </table:table-cell>
            <table:table-cell table:style-name="Table1.H3" office:value-type="float" office:value="3">
              <text:p text:style-name="P23">3</text:p>
            </table:table-cell>
          </table:table-row>
          <table:table-row table:style-name="Table1.2">
            <table:table-cell table:style-name="Table1.A2" office:value-type="string">
              <text:p text:style-name="P30">Heroic</text:p>
            </table:table-cell>
            <table:table-cell table:style-name="Table1.B4" office:value-type="float" office:value="4">
              <text:p text:style-name="P23">4</text:p>
            </table:table-cell>
            <table:table-cell table:style-name="Table1.B4" office:value-type="float" office:value="2">
              <text:p text:style-name="P23">2</text:p>
            </table:table-cell>
            <table:table-cell table:style-name="Table1.B2" office:value-type="string">
              <text:p text:style-name="P23"><text:span text:style-name="T5">5</text:span>(2)</text:p>
            </table:table-cell>
            <table:table-cell table:style-name="Table1.B4" office:value-type="float" office:value="20">
              <text:p text:style-name="P24">20</text:p>
            </table:table-cell>
            <table:table-cell table:style-name="Table1.B4" office:value-type="float" office:value="3">
              <text:p text:style-name="P23">3</text:p>
            </table:table-cell>
            <table:table-cell table:style-name="Table1.B4" office:value-type="float" office:value="8">
              <text:p text:style-name="P23">8</text:p>
            </table:table-cell>
            <table:table-cell table:style-name="Table1.H4" office:value-type="float" office:value="4">
              <text:p text:style-name="P23">4</text:p>
            </table:table-cell>
          </table:table-row>
        </table:table>
        <text:p text:style-name="P4"/>
        <table:table table:name="Table2" table:style-name="Table2" table:template-name="Exalted">
          <table:table-column table:style-name="Table2.A"/>
          <table:table-column table:style-name="Table2.B" table:number-columns-repeated="2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row table:style-name="TableLine1796503476128">
            <table:table-cell table:style-name="Table2.A1" table:number-columns-spanned="8" office:value-type="string">
              <text:p text:style-name="P19">Wild Creatu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2">
            <table:table-cell table:style-name="Table2.A2" office:value-type="string">
              <text:p text:style-name="P10"/>
            </table:table-cell>
            <table:table-cell table:style-name="Table2.B2" office:value-type="string">
              <text:p text:style-name="P14">Def. 1</text:p>
            </table:table-cell>
            <table:table-cell table:style-name="Table2.B2" office:value-type="string">
              <text:p text:style-name="P14">Def 2.</text:p>
            </table:table-cell>
            <table:table-cell table:style-name="Table2.B2" office:value-type="string">
              <text:p text:style-name="P12">Dmg.</text:p>
            </table:table-cell>
            <table:table-cell table:style-name="Table2.B2" office:value-type="string">
              <text:p text:style-name="P18">Hp</text:p>
            </table:table-cell>
            <table:table-cell table:style-name="Table2.B2" office:value-type="string">
              <text:p text:style-name="P16">Resolve</text:p>
            </table:table-cell>
            <table:table-cell table:style-name="Table2.B2" office:value-type="string">
              <text:p text:style-name="P8">Dice <text:span text:style-name="T3">(</text:span><text:span text:style-name="T4">High</text:span><text:span text:style-name="T3">)</text:span></text:p>
            </table:table-cell>
            <table:table-cell table:style-name="Table2.A2" office:value-type="string">
              <text:p text:style-name="P8">Dice <text:span text:style-name="T3">(Avg.)</text:span></text:p>
            </table:table-cell>
          </table:table-row>
          <table:table-row table:style-name="Table2.2">
            <table:table-cell table:style-name="Table2.A3" office:value-type="string">
              <text:p text:style-name="P31">Weak</text:p>
            </table:table-cell>
            <table:table-cell table:style-name="Table2.B3" office:value-type="float" office:value="3">
              <text:p text:style-name="P26">3</text:p>
            </table:table-cell>
            <table:table-cell table:style-name="Table2.B3" office:value-type="float" office:value="2">
              <text:p text:style-name="P26">2</text:p>
            </table:table-cell>
            <table:table-cell table:style-name="Table2.D3" office:value-type="string">
              <text:p text:style-name="P22"><text:span text:style-name="T6">2</text:span>(1)</text:p>
            </table:table-cell>
            <table:table-cell table:style-name="Table2.B3" office:value-type="float" office:value="8">
              <text:p text:style-name="P34">8</text:p>
            </table:table-cell>
            <table:table-cell table:style-name="Table2.B3" office:value-type="float" office:value="1">
              <text:p text:style-name="P25">1</text:p>
            </table:table-cell>
            <table:table-cell table:style-name="Table2.B3" office:value-type="float" office:value="4">
              <text:p text:style-name="P25">4</text:p>
            </table:table-cell>
            <table:table-cell table:style-name="Table2.H3" office:value-type="float" office:value="2">
              <text:p text:style-name="P25">2</text:p>
            </table:table-cell>
          </table:table-row>
          <table:table-row table:style-name="Table2.2">
            <table:table-cell table:style-name="Table2.A2" office:value-type="string">
              <text:p text:style-name="P31">Normal</text:p>
            </table:table-cell>
            <table:table-cell table:style-name="Table2.B4" office:value-type="float" office:value="3">
              <text:p text:style-name="P25">3</text:p>
            </table:table-cell>
            <table:table-cell table:style-name="Table2.B4" office:value-type="float" office:value="1">
              <text:p text:style-name="P25">1</text:p>
            </table:table-cell>
            <table:table-cell table:style-name="Table2.B2" office:value-type="string">
              <text:p text:style-name="P25"><text:span text:style-name="T6">5</text:span>(1)</text:p>
            </table:table-cell>
            <table:table-cell table:style-name="Table2.B4" office:value-type="float" office:value="12">
              <text:p text:style-name="P28">1<text:span text:style-name="T9">2</text:span></text:p>
            </table:table-cell>
            <table:table-cell table:style-name="Table2.B4" office:value-type="float" office:value="2">
              <text:p text:style-name="P25">2</text:p>
            </table:table-cell>
            <table:table-cell table:style-name="Table2.B4" office:value-type="float" office:value="6">
              <text:p text:style-name="P25">6</text:p>
            </table:table-cell>
            <table:table-cell table:style-name="Table2.H4" office:value-type="float" office:value="3">
              <text:p text:style-name="P25">3</text:p>
            </table:table-cell>
          </table:table-row>
          <table:table-row table:style-name="Table2.2">
            <table:table-cell table:style-name="Table2.A3" office:value-type="string">
              <text:p text:style-name="P33">Tough</text:p>
            </table:table-cell>
            <table:table-cell table:style-name="Table2.B3" office:value-type="float" office:value="4">
              <text:p text:style-name="P25">4</text:p>
            </table:table-cell>
            <table:table-cell table:style-name="Table2.B3" office:value-type="float" office:value="2">
              <text:p text:style-name="P25">2</text:p>
            </table:table-cell>
            <table:table-cell table:style-name="Table2.D5" office:value-type="string">
              <text:p text:style-name="P25"><text:span text:style-name="T6">7</text:span>(2)</text:p>
            </table:table-cell>
            <table:table-cell table:style-name="Table2.B3" office:value-type="float" office:value="18">
              <text:p text:style-name="P29">18</text:p>
            </table:table-cell>
            <table:table-cell table:style-name="Table2.B3" office:value-type="float" office:value="3">
              <text:p text:style-name="P25">3</text:p>
            </table:table-cell>
            <table:table-cell table:style-name="Table2.B3" office:value-type="float" office:value="8">
              <text:p text:style-name="P25">8</text:p>
            </table:table-cell>
            <table:table-cell table:style-name="Table2.H3" office:value-type="float" office:value="4">
              <text:p text:style-name="P25">4</text:p>
            </table:table-cell>
          </table:table-row>
          <table:table-row table:style-name="Table2.2">
            <table:table-cell table:style-name="Table2.A2" office:value-type="string">
              <text:p text:style-name="P31">Heroic</text:p>
            </table:table-cell>
            <table:table-cell table:style-name="Table2.B4" office:value-type="float" office:value="6">
              <text:p text:style-name="P26">6</text:p>
            </table:table-cell>
            <table:table-cell table:style-name="Table2.B4" office:value-type="float" office:value="3">
              <text:p text:style-name="P26">3</text:p>
            </table:table-cell>
            <table:table-cell table:style-name="Table2.B2" office:value-type="string">
              <text:p text:style-name="P26"><text:span text:style-name="T6">9</text:span>(3)</text:p>
            </table:table-cell>
            <table:table-cell table:style-name="Table2.B4" office:value-type="float" office:value="24">
              <text:p text:style-name="P29">24</text:p>
            </table:table-cell>
            <table:table-cell table:style-name="Table2.B4" office:value-type="float" office:value="5">
              <text:p text:style-name="P26">5</text:p>
            </table:table-cell>
            <table:table-cell table:style-name="Table2.B4" office:value-type="float" office:value="10">
              <text:p text:style-name="P26">10</text:p>
            </table:table-cell>
            <table:table-cell table:style-name="Table2.H4" office:value-type="float" office:value="6">
              <text:p text:style-name="P26">6</text:p>
            </table:table-cell>
          </table:table-row>
          <table:table-row table:style-name="Table2.2">
            <table:table-cell table:style-name="Table2.A2" office:value-type="string">
              <text:p text:style-name="P33">Legend</text:p>
            </table:table-cell>
            <table:table-cell table:style-name="Table2.B4" office:value-type="float" office:value="8">
              <text:p text:style-name="P26">8</text:p>
            </table:table-cell>
            <table:table-cell table:style-name="Table2.B4" office:value-type="float" office:value="4">
              <text:p text:style-name="P26">4</text:p>
            </table:table-cell>
            <table:table-cell table:style-name="Table2.B2" office:value-type="string">
              <text:p text:style-name="P26"><text:span text:style-name="T6">11</text:span>(5)</text:p>
            </table:table-cell>
            <table:table-cell table:style-name="Table2.B4" office:value-type="float" office:value="35">
              <text:p text:style-name="P29">35</text:p>
            </table:table-cell>
            <table:table-cell table:style-name="Table2.B4" office:value-type="float" office:value="7">
              <text:p text:style-name="P26">7</text:p>
            </table:table-cell>
            <table:table-cell table:style-name="Table2.B4" office:value-type="float" office:value="12">
              <text:p text:style-name="P26">12</text:p>
            </table:table-cell>
            <table:table-cell table:style-name="Table2.H4" office:value-type="float" office:value="8">
              <text:p text:style-name="P26">8</text:p>
            </table:table-cell>
          </table:table-row>
        </table:table>
        <text:p text:style-name="P5"><text:span text:style-name="T1">Notes:</text:span><text:span text:style-name="T7"> Wild creatures tend to have higher combat values, but lower raw dice to work with.</text:span></text:p>
        <table:table table:name="Table3" table:style-name="Table3" table:template-name="Exalted">
          <table:table-column table:style-name="Table3.A"/>
          <table:table-column table:style-name="Table3.B" table:number-columns-repeated="2"/>
          <table:table-column table:style-name="Table3.D"/>
          <table:table-column table:style-name="Table3.E"/>
          <table:table-column table:style-name="Table3.F"/>
          <table:table-column table:style-name="Table3.G"/>
          <table:table-column table:style-name="Table3.H"/>
          <table:table-row table:style-name="TableLine1796508374880">
            <table:table-cell table:style-name="Table3.A1" table:number-columns-spanned="8" office:value-type="string">
              <text:p text:style-name="P19">Exalt / Minor God / <text:span text:style-name="T8">Dem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P18">Ess</text:p>
            </table:table-cell>
            <table:table-cell table:style-name="Table3.B2" office:value-type="string">
              <text:p text:style-name="P14">Def. 1</text:p>
            </table:table-cell>
            <table:table-cell table:style-name="Table3.B2" office:value-type="string">
              <text:p text:style-name="P14">Def 2.</text:p>
            </table:table-cell>
            <table:table-cell table:style-name="Table3.B2" office:value-type="string">
              <text:p text:style-name="P12">Dmg.</text:p>
            </table:table-cell>
            <table:table-cell table:style-name="Table3.B2" office:value-type="string">
              <text:p text:style-name="P18">Hp</text:p>
            </table:table-cell>
            <table:table-cell table:style-name="Table3.B2" office:value-type="string">
              <text:p text:style-name="P16">Resolve</text:p>
            </table:table-cell>
            <table:table-cell table:style-name="Table3.B2" office:value-type="string">
              <text:p text:style-name="P8">Dice <text:span text:style-name="T3">(</text:span><text:span text:style-name="T4">High</text:span><text:span text:style-name="T3">)</text:span></text:p>
            </table:table-cell>
            <table:table-cell table:style-name="Table3.A2" office:value-type="string">
              <text:p text:style-name="P8">Dice <text:span text:style-name="T3">(Avg.)</text:span></text:p>
            </table:table-cell>
          </table:table-row>
          <table:table-row table:style-name="Table3.2">
            <table:table-cell table:style-name="Table3.A3" office:value-type="string">
              <text:p text:style-name="P33">1</text:p>
            </table:table-cell>
            <table:table-cell table:style-name="Table3.B3" office:value-type="float" office:value="3">
              <text:p text:style-name="P35">3</text:p>
            </table:table-cell>
            <table:table-cell table:style-name="Table3.B3" office:value-type="float" office:value="1">
              <text:p text:style-name="P35">1</text:p>
            </table:table-cell>
            <table:table-cell table:style-name="Table3.D3" office:value-type="string">
              <text:p text:style-name="P25"><text:span text:style-name="T5">5</text:span>(<text:span text:style-name="T5">2</text:span>)</text:p>
            </table:table-cell>
            <table:table-cell table:style-name="Table3.B3" office:value-type="float" office:value="15">
              <text:p text:style-name="P22">1<text:span text:style-name="T5">5</text:span></text:p>
            </table:table-cell>
            <table:table-cell table:style-name="Table3.B3" office:value-type="float" office:value="2">
              <text:p text:style-name="P26">2</text:p>
            </table:table-cell>
            <table:table-cell table:style-name="Table3.B3" office:value-type="float" office:value="8">
              <text:p text:style-name="P26">8</text:p>
            </table:table-cell>
            <table:table-cell table:style-name="Table3.H3" office:value-type="float" office:value="5">
              <text:p text:style-name="P26">5</text:p>
            </table:table-cell>
          </table:table-row>
          <table:table-row table:style-name="Table3.2">
            <table:table-cell table:style-name="Table3.A2" office:value-type="string">
              <text:p text:style-name="P33">2</text:p>
            </table:table-cell>
            <table:table-cell table:style-name="Table3.B4" office:value-type="float" office:value="4">
              <text:p text:style-name="P35">4</text:p>
            </table:table-cell>
            <table:table-cell table:style-name="Table3.B4" office:value-type="float" office:value="2">
              <text:p text:style-name="P35">2</text:p>
            </table:table-cell>
            <table:table-cell table:style-name="Table3.B2" office:value-type="string">
              <text:p text:style-name="P25"><text:span text:style-name="T5">7</text:span>(2)</text:p>
            </table:table-cell>
            <table:table-cell table:style-name="Table3.B4" office:value-type="float" office:value="20">
              <text:p text:style-name="P26">20</text:p>
            </table:table-cell>
            <table:table-cell table:style-name="Table3.B4" office:value-type="float" office:value="3">
              <text:p text:style-name="P26">3</text:p>
            </table:table-cell>
            <table:table-cell table:style-name="Table3.B4" office:value-type="float" office:value="10">
              <text:p text:style-name="P26">10</text:p>
            </table:table-cell>
            <table:table-cell table:style-name="Table3.H4" office:value-type="float" office:value="6">
              <text:p text:style-name="P26">6</text:p>
            </table:table-cell>
          </table:table-row>
          <table:table-row table:style-name="Table3.2">
            <table:table-cell table:style-name="Table3.A3" office:value-type="string">
              <text:p text:style-name="P33">3</text:p>
            </table:table-cell>
            <table:table-cell table:style-name="Table3.B3" office:value-type="float" office:value="5">
              <text:p text:style-name="P35">5</text:p>
            </table:table-cell>
            <table:table-cell table:style-name="Table3.B3" office:value-type="float" office:value="3">
              <text:p text:style-name="P35">3</text:p>
            </table:table-cell>
            <table:table-cell table:style-name="Table3.D5" office:value-type="string">
              <text:p text:style-name="P26">9(3)</text:p>
            </table:table-cell>
            <table:table-cell table:style-name="Table3.B3" office:value-type="float" office:value="25">
              <text:p text:style-name="P25">2<text:span text:style-name="T5">5</text:span></text:p>
            </table:table-cell>
            <table:table-cell table:style-name="Table3.B3" office:value-type="float" office:value="5">
              <text:p text:style-name="P26">5</text:p>
            </table:table-cell>
            <table:table-cell table:style-name="Table3.B3" office:value-type="float" office:value="12">
              <text:p text:style-name="P26">12</text:p>
            </table:table-cell>
            <table:table-cell table:style-name="Table3.H3" office:value-type="float" office:value="7">
              <text:p text:style-name="P26">7</text:p>
            </table:table-cell>
          </table:table-row>
          <table:table-row table:style-name="Table3.2">
            <table:table-cell table:style-name="Table3.A2" office:value-type="string">
              <text:p text:style-name="P33">4</text:p>
            </table:table-cell>
            <table:table-cell table:style-name="Table3.B4" office:value-type="float" office:value="6">
              <text:p text:style-name="P26">6</text:p>
            </table:table-cell>
            <table:table-cell table:style-name="Table3.B4" office:value-type="float" office:value="3">
              <text:p text:style-name="P26">3</text:p>
            </table:table-cell>
            <table:table-cell table:style-name="Table3.B2" office:value-type="string">
              <text:p text:style-name="P26">11(5)</text:p>
            </table:table-cell>
            <table:table-cell table:style-name="Table3.B4" office:value-type="float" office:value="30">
              <text:p text:style-name="P26">30</text:p>
            </table:table-cell>
            <table:table-cell table:style-name="Table3.B4" office:value-type="float" office:value="5">
              <text:p text:style-name="P26">5</text:p>
            </table:table-cell>
            <table:table-cell table:style-name="Table3.B4" office:value-type="float" office:value="13">
              <text:p text:style-name="P26">13</text:p>
            </table:table-cell>
            <table:table-cell table:style-name="Table3.H4" office:value-type="float" office:value="8">
              <text:p text:style-name="P26">8</text:p>
            </table:table-cell>
          </table:table-row>
          <table:table-row table:style-name="Table3.2">
            <table:table-cell table:style-name="Table3.A3" office:value-type="string">
              <text:p text:style-name="P33">5</text:p>
            </table:table-cell>
            <table:table-cell table:style-name="Table3.B3" office:value-type="float" office:value="8">
              <text:p text:style-name="P26">8</text:p>
            </table:table-cell>
            <table:table-cell table:style-name="Table3.B3" office:value-type="float" office:value="4">
              <text:p text:style-name="P26">4</text:p>
            </table:table-cell>
            <table:table-cell table:style-name="Table3.D7" office:value-type="string">
              <text:p text:style-name="P26">12(6)</text:p>
            </table:table-cell>
            <table:table-cell table:style-name="Table3.B3" office:value-type="float" office:value="40">
              <text:p text:style-name="P26">40</text:p>
            </table:table-cell>
            <table:table-cell table:style-name="Table3.B3" office:value-type="float" office:value="6">
              <text:p text:style-name="P26">6</text:p>
            </table:table-cell>
            <table:table-cell table:style-name="Table3.B3" office:value-type="float" office:value="14">
              <text:p text:style-name="P26">14</text:p>
            </table:table-cell>
            <table:table-cell table:style-name="Table3.H3" office:value-type="float" office:value="10">
              <text:p text:style-name="P26">10</text:p>
            </table:table-cell>
          </table:table-row>
          <table:table-row table:style-name="Table3.2">
            <table:table-cell table:style-name="Table3.A2" office:value-type="string">
              <text:p text:style-name="P33">6</text:p>
            </table:table-cell>
            <table:table-cell table:style-name="Table3.B4" office:value-type="float" office:value="8">
              <text:p text:style-name="P26">8</text:p>
            </table:table-cell>
            <table:table-cell table:style-name="Table3.B4" office:value-type="float" office:value="5">
              <text:p text:style-name="P26">5</text:p>
            </table:table-cell>
            <table:table-cell table:style-name="Table3.B2" office:value-type="string">
              <text:p text:style-name="P27">14(7)</text:p>
            </table:table-cell>
            <table:table-cell table:style-name="Table3.B4" office:value-type="float" office:value="50">
              <text:p text:style-name="P26">50</text:p>
            </table:table-cell>
            <table:table-cell table:style-name="Table3.B4" office:value-type="float" office:value="7">
              <text:p text:style-name="P26">7</text:p>
            </table:table-cell>
            <table:table-cell table:style-name="Table3.B4" office:value-type="float" office:value="15">
              <text:p text:style-name="P26">15</text:p>
            </table:table-cell>
            <table:table-cell table:style-name="Table3.H4" office:value-type="float" office:value="11">
              <text:p text:style-name="P26">11</text:p>
            </table:table-cell>
          </table:table-row>
        </table:table>
        <text:p text:style-name="P5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roman" style:font-pitch="variable"/>
    <style:font-face style:name="Envision Roman1" svg:font-family="'Envision Roman'" style:font-family-generic="swiss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charset="x-symbol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398in" fo:margin-bottom="0.0992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fo:font-style="normal" style:text-underline-style="none" fo:font-weight="normal" officeooo:rsid="00f716aa" style:letter-kerning="false" style:font-name-asian="Spectral1" style:font-family-asian="Spectral" style:font-family-generic-asian="system" style:font-pitch-asian="variable" style:font-size-asian="10pt" style:language-asian="zh" style:country-asian="CN" style:font-style-asian="normal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 style:master-page-name="">
      <style:paragraph-properties fo:margin-top="0in" fo:margin-bottom="0in" style:contextual-spacing="false" fo:line-height="100%" fo:text-align="center" style:justify-single-word="false" fo:keep-together="always" fo:orphans="2" fo:widows="2" fo:hyphenation-ladder-count="no-limit" style:page-number="auto" fo:break-before="page" fo:keep-with-next="always" style:punctuation-wrap="simple" style:writing-mode="lr-tb"/>
      <style:text-properties fo:font-variant="small-caps" fo:color="#1c1c1c" loext:opacity="100%" style:text-outline="false" style:font-name="Envision Roman1" fo:font-family="'Envision Roman'" style:font-family-generic="swiss" style:font-pitch="variable" fo:font-size="22pt" fo:text-shadow="1pt 1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class="text" style:master-page-name="">
      <style:paragraph-properties fo:margin-left="0in" fo:margin-right="0in" fo:margin-top="0.0402in" fo:margin-bottom="0.0402in" style:contextual-spacing="false" fo:line-height="100%" fo:text-align="center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c1c1c" loext:opacity="100%" style:font-name="Goudy Old Style" fo:font-family="'Goudy Old Style'" style:font-style-name="Bold" style:font-family-generic="roman" style:font-pitch="variable" fo:font-size="20pt" fo:font-style="normal" fo:text-shadow="none" fo:font-weight="bold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style:font-relief="engraved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class="text" style:master-page-name=""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11111" loext:opacity="100%" style:text-outline="false" style:font-name="Mercury Text G2 Semibold" fo:font-family="'Mercury Text G2 Semibold'" style:font-style-name="Semibold" style:font-family-generic="modern" style:font-pitch="variable" fo:font-size="14pt" fo:font-style="normal" fo:text-shadow="none" fo:font-weight="normal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style:font-relief="none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11111" loext:opacity="100%" style:font-name="Mercury Text G2 Semibold1" fo:font-family="'Mercury Text G2 Semibold'" style:font-style-name="Semibold Italic" style:font-family-generic="modern" style:font-pitch="variable" fo:font-size="11pt" fo:font-style="italic" fo:font-weight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loext:hidden="true" style:hidden="true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loext:hidden="true" style:hidden="true" style:parent-style-name="Exalted" style:next-style-name="Exalted" style:default-outline-level="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 style:master-page-name="">
      <style:paragraph-properties fo:margin-top="0in" fo:margin-bottom="0.0799in" style:contextual-spacing="false" fo:line-height="100%" fo:text-align="start" style:justify-single-word="false" fo:keep-together="always" fo:orphans="0" fo:widows="0" fo:hyphenation-ladder-count="no-limit" style:page-number="auto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" style:list-style-name="" style:master-page-name="">
      <style:paragraph-properties fo:margin-top="0in" fo:margin-bottom="0.0799in" style:contextual-spacing="false" fo:line-height="100%" fo:text-align="end" style:justify-single-word="false" fo:orphans="0" fo:widows="0" fo:hyphenation-ladder-count="no-limit" style:page-number="auto" fo:padding-left="0in" fo:padding-right="0in" fo:padding-top="0in" fo:padding-bottom="0.028in" fo:border-left="none" fo:border-right="none" fo:border-top="none" fo:border-bottom="0.99pt solid #333333" style:punctuation-wrap="simple" style:writing-mode="lr-tb">
        <style:tab-stops/>
      </style:paragraph-properties>
      <style:text-properties fo:color="#111111" loext:opacity="100%" style:font-name="Goudy Old Style" fo:font-family="'Goudy Old Style'" style:font-style-name="Bold" style:font-family-generic="roman" style:font-pitch="variable" fo:font-size="18pt" fo:language="en" fo:country="none" style:text-underline-style="none" fo:font-weight="bol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1c4587" loext:opacity="100%" style:font-name="Envision Roman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text:style-name="Bullet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xalted.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2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1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5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16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table:table-template table:name="Exalted" table:first-row-end-column="row" table:first-row-start-column="row" table:last-row-end-column="row" table:last-row-start-column="row">
      <table:first-row table:style-name="Exalted.1"/>
      <table:last-row table:style-name="Exalted.2"/>
      <table:first-column table:style-name="Exalted.3"/>
      <table:last-column table:style-name="Exalted.4"/>
      <table:body table:style-name="Exalted.9"/>
      <table:even-rows table:style-name="Exalted.5"/>
      <table:odd-rows table:style-name="Exalted.6"/>
      <table:even-columns table:style-name="Exalted.7"/>
      <table:odd-columns table:style-name="Exalted.8"/>
      <table:background table:style-name="Exalted.10"/>
      <loext:first-row-even-column table:style-name="Exalted.15"/>
      <loext:last-row-even-column table:style-name="Exalted.16"/>
      <loext:first-row-end-column table:style-name="Exalted.12"/>
      <loext:first-row-start-column table:style-name="Exalted.11"/>
      <loext:last-row-end-column table:style-name="Exalted.14"/>
      <loext:last-row-start-column table:style-name="Exalted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Exalted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11-28T18:37:16.282000000</dc:date>
    <meta:editing-cycles>495</meta:editing-cycles>
    <meta:editing-duration>P1DT22H50M46S</meta:editing-duration>
    <meta:generator>LibreOffice/7.2.2.2$Windows_X86_64 LibreOffice_project/02b2acce88a210515b4a5bb2e46cbfb63fe97d56</meta:generator>
    <dc:creator>Samuel Smith</dc:creator>
    <meta:document-statistic meta:table-count="3" meta:image-count="0" meta:object-count="0" meta:page-count="1" meta:paragraph-count="153" meta:word-count="203" meta:character-count="626" meta:non-whitespace-character-count="575"/>
  </office:meta>
</office:document-meta>
</file>